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2.99mm"/>
    </style:style>
    <style:style style:name="co2" style:family="table-column">
      <style:table-column-properties fo:break-before="auto" style:column-width="110.61mm"/>
    </style:style>
    <style:style style:name="co3" style:family="table-column">
      <style:table-column-properties fo:break-before="auto" style:column-width="344.5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smaller"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UEVENT_HELPER</text:p>
          </table:table-cell>
          <table:table-cell table:style-name="ce1" office:value-type="string" calcext:value-type="string">
            <text:p>The uevent helper program is forked by the kernel for every uevent. Before the switch to the netlink-based uevent source, this was used to hook hotplug scripts into kernel device events. It usually pointed to a shell script at /sbin/hotplug. This should not be used today, because usual systems create many events at bootup or device discovery in a very short time frame. One forked process per event can create so many processes that it creates a high system load, or on smaller systems it is known to create out-of-memory situations during bootup.</text:p>
          </table:table-cell>
          <table:table-cell table:style-name="ce1" table:number-columns-repeated="1022"/>
        </table:table-row>
        <table:table-row table:style-name="ro1">
          <table:table-cell table:style-name="ce1" office:value-type="string" calcext:value-type="string">
            <text:p>MTD_BLOCK</text:p>
          </table:table-cell>
          <table:table-cell table:style-name="ce1" office:value-type="string" calcext:value-type="string">
            <text:p>Although most flash chips have an erase size too large to be useful as block devices, it is possible to use MTD devices which are based on RAM chips in this manner. This block device is a user of MTD devices performing that function. <text:s/>At the moment, it is also required for the Journalling Flash File System(s) to obtain a handle on the MTD device when it's mounted (although JFFS and JFFS2 don't actually use any of the functionality of the mtdblock device). <text:s/>Later, it may be extended to perform read/erase/modify/write cycles on flash chips to emulate a smaller block size. Needless to say, this is very unsafe, but could be useful for file systems which are almost never written to. <text:s/>You do not need this option for use with the DiskOnChip devices. For those, enable NFTL support (CONFIG_NFTL) instead.</text:p>
          </table:table-cell>
          <table:table-cell table:style-name="ce1" table:number-columns-repeated="1022"/>
        </table:table-row>
        <table:table-row table:style-name="ro1">
          <table:table-cell table:style-name="ce1" office:value-type="string" calcext:value-type="string">
            <text:p>EEPROM_AT24</text:p>
          </table:table-cell>
          <table:table-cell table:style-name="ce1"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style-name="ce1" table:number-columns-repeated="1022"/>
        </table:table-row>
        <table:table-row table:style-name="ro1">
          <table:table-cell table:style-name="ce1" office:value-type="string" calcext:value-type="string">
            <text:p>DM_CACHE</text:p>
          </table:table-cell>
          <table:table-cell table:style-name="ce1" office:value-type="string" calcext:value-type="string">
            <text:p>dm-cache attempts to improve performance of a block device by moving frequently used data to a smaller, higher performance device. <text:s/>Different 'policy' plugins can be used to change the algorithms used to select which blocks are promoted, demoted, cleaned etc. <text:s/>It supports writeback and writethrough modes.</text:p>
          </table:table-cell>
          <table:table-cell table:style-name="ce1" table:number-columns-repeated="1022"/>
        </table:table-row>
        <table:table-row table:style-name="ro1">
          <table:table-cell office:value-type="string" calcext:value-type="string">
            <text:p>SKGE</text:p>
          </table:table-cell>
          <table:table-cell office:value-type="string" calcext:value-type="string">
            <text:p>This driver support the Marvell Yukon or SysKonnect SK-98xx/SK-95xx and related Gigabit Ethernet adapters. It is a new smaller driver with better performance and more complete ethtool support. <text:s/>It does not support the link failover and network management features that "portable" vendor supplied sk98lin driver does. <text:s/>This driver supports adapters based on the original Yukon chipset: Marvell 88E8001, Belkin F5D5005, CNet GigaCard, DLink DGE-530T, Linksys EG1032/EG1064, 3Com 3C940/3C940B, SysKonnect SK-9871/9872. <text:s/>It does not support the newer Yukon2 chipset: a separate driver, sky2, is provided for these adapters. <text:s/>To compile this driver as a module, choose M here: the module will be called skge. <text:s/>This is recommended.</text:p>
          </table:table-cell>
          <table:table-cell table:number-columns-repeated="1022"/>
        </table:table-row>
        <table:table-row table:style-name="ro1">
          <table:table-cell office:value-type="string" calcext:value-type="string">
            <text:p>SKGE_GENESIS</text:p>
          </table:table-cell>
          <table:table-cell office:value-type="string" calcext:value-type="string">
            <text:p>This enables support for the older and uncommon SysKonnect Genesis chips, which support MII via an external transceiver, instead of an internal one. Disabling this option will save some memory by making code smaller. If unsure say Y.</text:p>
          </table:table-cell>
          <table:table-cell table:number-columns-repeated="1022"/>
        </table:table-row>
        <table:table-row table:style-name="ro1">
          <table:table-cell office:value-type="string" calcext:value-type="string">
            <text:p>8139TOO_8129</text:p>
          </table:table-cell>
          <table:table-cell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number-columns-repeated="1022"/>
        </table:table-row>
        <table:table-row table:style-name="ro1">
          <table:table-cell table:style-name="ce1" office:value-type="string" calcext:value-type="string">
            <text:p>RTL8XXXU</text:p>
          </table:table-cell>
          <table:table-cell table:style-name="ce1" office:value-type="string" calcext:value-type="string">
            <text:p>This is an alternative driver for various Realtek RTL8XXX parts written to utilize the Linux mac80211 stack. The driver is known to work with a number of RTL8723AU, RL8188CU, RTL8188RU, RTL8191CU, and RTL8192CU devices <text:s/>This driver is under development and has a limited feature set. In particular it does not yet support 40MHz channels and power management. However it should have a smaller memory footprint than the vendor drivers and benefits from the in kernel mac80211 stack. <text:s/>It can coexist with drivers from drivers/staging/rtl8723au, drivers/staging/rtl8192u, and drivers/net/wireless/rtlwifi, but you will need to control which module you wish to load. <text:s/>To compile this driver as a module, choose M here: the module will be called r8xxxu. <text:s/>If unsure, say N.</text:p>
          </table:table-cell>
          <table:table-cell table:style-name="ce1" table:number-columns-repeated="1022"/>
        </table:table-row>
        <table:table-row table:style-name="ro1">
          <table:table-cell office:value-type="string" calcext:value-type="string">
            <text:p>VIRTIO_PCI_LEGACY</text:p>
          </table:table-cell>
          <table:table-cell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table:style-name="ce1" office:value-type="string" calcext:value-type="string">
            <text:p>ION_CHUNK_HEAP</text:p>
          </table:table-cell>
          <table:table-cell table:style-name="ce1" office:value-type="string" calcext:value-type="string">
            <text:p>Choose this option to enable chunk heaps with Ion. This heap is similar in function the carveout heap but memory is broken down into smaller chunk sizes, typically corresponding to a TLB size. Unless you know your system has these regions, you should say N here.</text:p>
          </table:table-cell>
          <table:table-cell table:style-name="ce1"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KERNEL_BZIP2</text:p>
          </table:table-cell>
          <table:table-cell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LZMA</text:p>
          </table:table-cell>
          <table:table-cell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XZ</text:p>
          </table:table-cell>
          <table:table-cell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table:style-name="ce1" office:value-type="string" calcext:value-type="string">
            <text:p>SPARSE_IRQ</text:p>
          </table:table-cell>
          <table:table-cell table:style-name="ce1" office:value-type="string" calcext:value-type="string">
            <text:p>Sparse irq numbering is useful for distro kernels that want to define a high CONFIG_NR_CPUS value but still want to have low kernel memory footprint on smaller machines. <text:s/>( Sparse irqs can also be beneficial on NUMA boxes, as they spread <text:s text:c="2"/>out the interrupt descriptors in a more NUMA-friendly way. ) <text:s/>If you don't know what to do here, say N.</text:p>
          </table:table-cell>
          <table:table-cell table:style-name="ce1" table:number-columns-repeated="1022"/>
        </table:table-row>
        <table:table-row table:style-name="ro1">
          <table:table-cell table:style-name="ce1" office:value-type="string" calcext:value-type="string">
            <text:p>TREE_RCU</text:p>
          </table:table-cell>
          <table:table-cell table:style-name="ce1" office:value-type="string" calcext:value-type="string">
            <text:p>This option selects the RCU implementation that is designed for very large SMP system with hundreds or thousands of CPUs. <text:s/>It also scales down nicely to smaller systems.</text:p>
          </table:table-cell>
          <table:table-cell table:style-name="ce1" table:number-columns-repeated="1022"/>
        </table:table-row>
        <table:table-row table:style-name="ro1">
          <table:table-cell table:style-name="ce1" office:value-type="string" calcext:value-type="string">
            <text:p>PREEMPT_RCU</text:p>
          </table:table-cell>
          <table:table-cell table:style-name="ce1" office:value-type="string" calcext:value-type="string">
            <text:p>This option selects the RCU implementation that is designed for very large SMP systems with hundreds or thousands of CPUs, but for which real-time response is also required. <text:s/>It also scales down nicely to smaller systems. <text:s/>Select this option if you are unsure.</text:p>
          </table:table-cell>
          <table:table-cell table:style-name="ce1" table:number-columns-repeated="1022"/>
        </table:table-row>
        <table:table-row table:style-name="ro1">
          <table:table-cell table:style-name="ce1" office:value-type="string" calcext:value-type="string">
            <text:p>RCU_FANOUT_LEAF</text:p>
          </table:table-cell>
          <table:table-cell table:style-name="ce1"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style-name="ce1" table:number-columns-repeated="1022"/>
        </table:table-row>
        <table:table-row table:style-name="ro1">
          <table:table-cell office:value-type="string" calcext:value-type="string">
            <text:p>INITRAMFS_COMPRESSION_BZIP2</text:p>
          </table:table-cell>
          <table:table-cell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LZMA</text:p>
          </table:table-cell>
          <table:table-cell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XZ</text:p>
          </table:table-cell>
          <table:table-cell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CC_OPTIMIZE_FOR_SIZE</text:p>
          </table:table-cell>
          <table:table-cell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SYSCTL_SYSCALL</text:p>
          </table:table-cell>
          <table:table-cell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MODULE_UNLOAD</text:p>
          </table:table-cell>
          <table:table-cell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1">
          <table:table-cell table:style-name="ce1" office:value-type="string" calcext:value-type="string">
            <text:p>MAX_STACK_SIZE_MB</text:p>
          </table:table-cell>
          <table:table-cell table:style-name="ce1"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style-name="ce1" table:number-columns-repeated="1022"/>
        </table:table-row>
        <table:table-row table:style-name="ro1">
          <table:table-cell table:style-name="ce2" office:value-type="string" calcext:value-type="string">
            <text:p>NFT_SET_BITMAP</text:p>
          </table:table-cell>
          <table:table-cell table:style-name="ce2" office:value-type="string" calcext:value-type="string">
            <text:p>This option adds the "bitmap" set type that is used to build sets whose keys are smaller or equal to 16 bits.</text:p>
          </table:table-cell>
          <table:table-cell table:style-name="ce2" table:number-columns-repeated="1022"/>
        </table:table-row>
        <table:table-row table:style-name="ro1">
          <table:table-cell table:style-name="ce3" office:value-type="string" calcext:value-type="string">
            <text:p>SQUASHFS_4K_DEVBLK_SIZE</text:p>
          </table:table-cell>
          <table:table-cell table:style-name="ce3"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style-name="ce3" table:number-columns-repeated="1022"/>
        </table:table-row>
        <table:table-row table:style-name="ro1">
          <table:table-cell office:value-type="string" calcext:value-type="string">
            <text:p>SUNRPC_DEBUG</text:p>
          </table:table-cell>
          <table:table-cell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table:style-name="ce3" office:value-type="string" calcext:value-type="string">
            <text:p>CRC32_SLICEBY4</text:p>
          </table:table-cell>
          <table:table-cell table:style-name="ce3" office:value-type="string" calcext:value-type="string">
            <text:p>Calculate checksum 4 bytes at a time with a clever slicing algorithm. This is a bit slower than slice by 8, but has a smaller 4KiB lookup table. <text:s/>Only choose this option if you know what you are doing.</text:p>
          </table:table-cell>
          <table:table-cell table:style-name="ce3" table:number-columns-repeated="1022"/>
        </table:table-row>
        <table:table-row table:style-name="ro1">
          <table:table-cell table:style-name="ce3" office:value-type="string" calcext:value-type="string">
            <text:p>FONT_7x14</text:p>
          </table:table-cell>
          <table:table-cell table:style-name="ce3" office:value-type="string" calcext:value-type="string">
            <text:p>Console font with characters just a bit smaller than the default. If the standard 8x16 font is a little too big for you, say Y. Otherwise, say N.</text:p>
          </table:table-cell>
          <table:table-cell table:style-name="ce3" table:number-columns-repeated="1022"/>
        </table:table-row>
        <table:table-row table:style-name="ro1">
          <table:table-cell table:style-name="ce3" office:value-type="string" calcext:value-type="string">
            <text:p>CUSTOM_CACHE_SETTINGS</text:p>
          </table:table-cell>
          <table:table-cell table:style-name="ce3" office:value-type="string" calcext:value-type="string">
            <text:p>This option allows you to tweak the cache settings used during early boot (where the information from device tree is not yet available). There should be no reason to change these values. Linux will work perfectly fine, even if the Nios II is configured with smaller caches. <text:s/>Say N here unless you know what you are doing.</text:p>
          </table:table-cell>
          <table:table-cell table:style-name="ce3" table:number-columns-repeated="1022"/>
        </table:table-row>
        <table:table-row table:style-name="ro1">
          <table:table-cell office:value-type="string" calcext:value-type="string">
            <text:p>OPTIMIZE_INLINING</text:p>
          </table:table-cell>
          <table:table-cell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CPU_SUP_INTEL</text:p>
          </table:table-cell>
          <table:table-cell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AMD</text:p>
          </table:table-cell>
          <table:table-cell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X86_FAST_FEATURE_TESTS</text:p>
          </table:table-cell>
          <table:table-cell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text:p>
          </table:table-cell>
          <table:table-cell office:value-type="string" calcext:value-type="string">
            <text:p><text:s/>space-constrained embedded systems may wish to say N here to produce smaller, slightly slower code.</text:p>
          </table:table-cell>
          <table:table-cell table:number-columns-repeated="1021"/>
        </table:table-row>
        <table:table-row table:style-name="ro1">
          <table:table-cell table:style-name="ce3" office:value-type="string" calcext:value-type="string">
            <text:p>X86_X32</text:p>
          </table:table-cell>
          <table:table-cell table:style-name="ce3" office:value-type="string" calcext:value-type="string">
            <text:p>Include code to run binaries for the x32 native 32-bit ABI for 64-bit processors. <text:s/>An x32 process gets access to the full 64-bit register file and wide data path while leaving pointers at 32 bits for smaller memory footprint. <text:s/>You will need a recent binutils (2.22 or later) with elf32_x86_64 support enabled to compile a kernel with this option set.</text:p>
          </table:table-cell>
          <table:table-cell table:style-name="ce3" table:number-columns-repeated="1022"/>
        </table:table-row>
        <table:table-row table:style-name="ro1">
          <table:table-cell table:style-name="ce2" office:value-type="string" calcext:value-type="string">
            <text:p>RTS7751R2D_PLUS</text:p>
          </table:table-cell>
          <table:table-cell table:style-name="ce2" office:value-type="string" calcext:value-type="string">
            <text:p>Selecting this option will configure the kernel for R2D-PLUS. <text:s/>R2D-PLUS is the smaller of the two R2D board versions, equipped with a single PCI slot.</text:p>
          </table:table-cell>
          <table:table-cell table:style-name="ce2" table:number-columns-repeated="1022"/>
        </table:table-row>
        <table:table-row table:style-name="ro1">
          <table:table-cell table:style-name="ce3" office:value-type="string" calcext:value-type="string">
            <text:p>CAVIUM_OCTEON_CVMSEG_SIZE</text:p>
          </table:table-cell>
          <table:table-cell table:style-name="ce3" office:value-type="string" calcext:value-type="string">
            <text:p>CVMSEG LM is a segment that accesses portions of the dcache as a local memory</text:p>
          </table:table-cell>
          <table:table-cell table:style-name="ce3"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style-name="ce3" table:number-columns-repeated="1021"/>
        </table:table-row>
        <table:table-row table:style-name="ro1">
          <table:table-cell table:style-name="ce3" office:value-type="string" calcext:value-type="string">
            <text:p>SAMSUNG_PM_CHECK_CHUNKSIZE</text:p>
          </table:table-cell>
          <table:table-cell table:style-name="ce3" office:value-type="string" calcext:value-type="string">
            <text:p>Set the chunksize in Kilobytes of the CRC for checking memory corruption over suspend and resume. A smaller value will mean that the CRC data block will take more memory, but wil identify any faults with better precision. <text:s/>See &lt;file:Documentation/arm/Samsung-S3C24XX/Suspend.txt&gt;</text:p>
          </table:table-cell>
          <table:table-cell table:style-name="ce3" table:number-columns-repeated="1022"/>
        </table:table-row>
        <table:table-row table:style-name="ro1">
          <table:table-cell table:style-name="ce2" office:value-type="string" calcext:value-type="string">
            <text:p>CPU_ARM922T</text:p>
          </table:table-cell>
          <table:table-cell table:style-name="ce2" office:value-type="string" calcext:value-type="string">
            <text:p>The ARM922T is a version of the ARM920T, but with smaller instruction and data caches. It is used in Altera's Excalibur XA device family and Micrel's KS8695 Centaur. <text:s/>Say Y if you want support for the ARM922T processor. Otherwise, say N.</text:p>
          </table:table-cell>
          <table:table-cell table:style-name="ce2"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0:58:36.6916892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20:59:33.711508669</dc:date>
    <meta:editing-duration>PT9M30S</meta:editing-duration>
    <meta:editing-cycles>2</meta:editing-cycles>
    <meta:document-statistic meta:table-count="1" meta:cell-count="90" meta:object-count="0"/>
  </office:meta>
</office:document-meta>
</file>